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3dee4" officeooo:paragraph-rsid="0003dee4" style:font-weight-asian="bold" style:font-weight-complex="bold"/>
    </style:style>
    <style:style style:name="P4" style:family="paragraph" style:parent-style-name="Standard">
      <style:text-properties fo:font-weight="bold" officeooo:rsid="00052a6d" officeooo:paragraph-rsid="00052a6d" style:font-weight-asian="bold" style:font-weight-complex="bold"/>
    </style:style>
    <style:style style:name="P5" style:family="paragraph" style:parent-style-name="Standard">
      <style:text-properties officeooo:rsid="0003dee4" officeooo:paragraph-rsid="0003dee4"/>
    </style:style>
    <style:style style:name="P6" style:family="paragraph" style:parent-style-name="Standard">
      <style:text-properties officeooo:rsid="00052a6d" officeooo:paragraph-rsid="00052a6d"/>
    </style:style>
    <style:style style:name="P7" style:family="paragraph" style:parent-style-name="Standard">
      <style:text-properties fo:font-size="10pt" fo:font-weight="bold" officeooo:rsid="00052a6d" officeooo:paragraph-rsid="00052a6d" style:font-size-asian="10pt" style:font-weight-asian="bold" style:font-size-complex="10pt" style:font-weight-complex="bold"/>
    </style:style>
    <style:style style:name="P8" style:family="paragraph" style:parent-style-name="Text_20_body">
      <style:text-properties officeooo:rsid="0003dee4" officeooo:paragraph-rsid="0003dee4"/>
    </style:style>
    <style:style style:name="P9" style:family="paragraph" style:parent-style-name="Code">
      <style:text-properties officeooo:rsid="0003dee4" officeooo:paragraph-rsid="0003dee4"/>
    </style:style>
    <style:style style:name="P10" style:family="paragraph" style:parent-style-name="Code">
      <style:text-properties fo:font-size="10pt" style:font-size-asian="10pt" style:font-size-complex="10pt"/>
    </style:style>
    <style:style style:name="P11" style:family="paragraph" style:parent-style-name="Code">
      <style:text-properties fo:font-size="10pt" officeooo:paragraph-rsid="00052a6d" style:font-size-asian="10pt" style:font-size-complex="10pt"/>
    </style:style>
    <style:style style:name="P12" style:family="paragraph" style:parent-style-name="Standard">
      <style:text-properties fo:font-weight="normal" officeooo:rsid="0003dee4" officeooo:paragraph-rsid="0003dee4" style:font-weight-asian="normal" style:font-weight-complex="normal"/>
    </style:style>
    <style:style style:name="P13" style:family="paragraph" style:parent-style-name="Standard">
      <style:text-properties fo:font-weight="normal" officeooo:rsid="00052a6d" officeooo:paragraph-rsid="00052a6d" style:font-weight-asian="normal" style:font-weight-complex="normal"/>
    </style:style>
    <style:style style:name="P14" style:family="paragraph" style:parent-style-name="Standard" style:list-style-name="L9">
      <style:text-properties officeooo:rsid="0003dee4" officeooo:paragraph-rsid="0003dee4"/>
    </style:style>
    <style:style style:name="P15" style:family="paragraph" style:parent-style-name="Standard">
      <style:text-properties officeooo:rsid="00052a6d" officeooo:paragraph-rsid="00052a6d"/>
    </style:style>
    <style:style style:name="P16" style:family="paragraph" style:parent-style-name="Standard" style:list-style-name="L9">
      <style:text-properties fo:font-weight="bold" officeooo:rsid="0003dee4" officeooo:paragraph-rsid="0003dee4" style:font-weight-asian="bold" style:font-weight-complex="bold"/>
    </style:style>
    <style:style style:name="P17" style:family="paragraph" style:parent-style-name="Standard" style:list-style-name="L9">
      <style:text-properties fo:font-weight="bold" officeooo:rsid="00052a6d" officeooo:paragraph-rsid="00052a6d" style:font-weight-asian="bold" style:font-weight-complex="bold"/>
    </style:style>
    <style:style style:name="P18" style:family="paragraph" style:parent-style-name="Standard">
      <style:text-properties officeooo:rsid="000bde54" officeooo:paragraph-rsid="000bde54"/>
    </style:style>
    <style:style style:name="P19" style:family="paragraph" style:parent-style-name="Text_20_body">
      <style:text-properties officeooo:rsid="000bde54" officeooo:paragraph-rsid="000bde54"/>
    </style:style>
    <style:style style:name="P20" style:family="paragraph" style:parent-style-name="Heading_20_1">
      <style:text-properties fo:language="pl" fo:country="PL" officeooo:rsid="0003dee4" officeooo:paragraph-rsid="0003dee4"/>
    </style:style>
    <style:style style:name="P21" style:family="paragraph" style:parent-style-name="Code">
      <style:text-properties fo:font-weight="normal" style:font-weight-asian="normal" style:font-weight-complex="normal"/>
    </style:style>
    <style:style style:name="P22" style:family="paragraph" style:parent-style-name="Code">
      <style:text-properties fo:font-weight="normal" officeooo:rsid="0003dee4" officeooo:paragraph-rsid="0003dee4" style:font-weight-asian="normal" style:font-weight-complex="normal"/>
    </style:style>
    <style:style style:name="P23" style:family="paragraph" style:parent-style-name="Code">
      <style:text-properties fo:font-weight="normal" officeooo:rsid="000bde54" officeooo:paragraph-rsid="000bde54" style:font-weight-asian="normal" style:font-weight-complex="normal"/>
    </style:style>
    <style:style style:name="P24" style:family="paragraph" style:parent-style-name="Code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Code">
      <style:text-properties fo:font-size="10pt" fo:font-weight="normal" officeooo:paragraph-rsid="00052a6d" style:font-size-asian="10pt" style:font-weight-asian="normal" style:font-size-complex="10pt" style:font-weight-complex="normal"/>
    </style:style>
    <style:style style:name="P26" style:family="paragraph" style:parent-style-name="Code">
      <style:text-properties fo:font-size="10pt" fo:font-weight="normal" officeooo:rsid="00052a6d" style:font-size-asian="10pt" style:font-weight-asian="normal" style:font-size-complex="10pt" style:font-weight-complex="normal"/>
    </style:style>
    <style:style style:name="P27" style:family="paragraph" style:parent-style-name="Code">
      <style:text-properties fo:font-size="10pt" fo:font-weight="normal" officeooo:rsid="00052a6d" officeooo:paragraph-rsid="00052a6d" style:font-size-asian="10pt" style:font-weight-asian="normal" style:font-size-complex="10pt" style:font-weight-complex="normal"/>
    </style:style>
    <style:style style:name="P28" style:family="paragraph" style:parent-style-name="Code">
      <style:text-properties fo:font-size="10pt" fo:font-weight="normal" officeooo:rsid="00052a6d" officeooo:paragraph-rsid="000bde54" style:font-size-asian="10pt" style:font-weight-asian="normal" style:font-size-complex="10pt" style:font-weight-complex="normal"/>
    </style:style>
    <style:style style:name="P29" style:family="paragraph" style:parent-style-name="Code">
      <style:text-properties fo:font-size="10pt" fo:font-weight="normal" officeooo:paragraph-rsid="000bde54" style:font-size-asian="10pt" style:font-weight-asian="normal" style:font-size-complex="10pt" style:font-weight-complex="normal"/>
    </style:style>
    <style:style style:name="P30" style:family="paragraph" style:parent-style-name="Code">
      <style:text-properties fo:font-size="10pt" officeooo:paragraph-rsid="000bde54" style:font-size-asian="10pt" style:font-size-complex="10pt"/>
    </style:style>
    <style:style style:name="P31" style:family="paragraph" style:parent-style-name="Code">
      <style:text-properties fo:font-size="10pt" officeooo:rsid="000bde54" officeooo:paragraph-rsid="000bde54" style:font-size-asian="10pt" style:font-size-complex="10pt"/>
    </style:style>
    <style:style style:name="P3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de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a6d" style:font-weight-asian="normal" style:font-weight-complex="normal"/>
    </style:style>
    <style:style style:name="T4" style:family="text">
      <style:text-properties fo:font-size="10pt" fo:font-weight="normal" officeooo:rsid="000bde54" style:font-size-asian="10pt" style:font-weight-asian="normal" style:font-size-complex="10pt" style:font-weight-complex="normal"/>
    </style:style>
    <style:style style:name="T5" style:family="text">
      <style:text-properties officeooo:rsid="0008c642"/>
    </style:style>
    <style:style style:name="T6" style:family="text">
      <style:text-properties officeooo:rsid="000bde54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Kolokwium 1a </text:h>
      <text:p text:style-name="P8">Zakreśl wszystkie błędy składniowe w poniższym <text:span text:style-name="T5">skrypcie</text:span> Pythona:</text:p>
      <text:p text:style-name="Code">ii = 1<text:span text:style-name="T1">0</text:span></text:p>
      <text:p text:style-name="Code"/>
      <text:p text:style-name="P9">def bar():</text:p>
      <text:p text:style-name="P9"><text:s text:c="3"/><office:annotation office:name="__Annotation__192_968494873"><dc:creator>Jacek Bzdak</dc:creator><dc:date>2014-11-02T18:53:03.293541435</dc:date><text:list text:style-name=""><text:list-item><text:p text:style-name="P32"><text:span text:style-name="T7">To jest poprawne ale powstanie lokalna zmienna ii</text:span></text:p></text:list-item></text:list></office:annotation>ii=0<office:annotation-end office:name="__Annotation__192_968494873"/></text:p>
      <text:p text:style-name="P9"/>
      <text:p text:style-name="P9">def baz(ii): </text:p>
      <text:p text:style-name="P9"><text:s text:c="3"/>if ii &lt; 10 <office:annotation office:name="__Annotation__189_968494873"><dc:creator>Jacek Bzdak</dc:creator><dc:date>2014-11-02T18:52:09.997826429</dc:date><text:list text:continue-numbering="true" text:style-name=""><text:list-item><text:p text:style-name="P32"><text:span text:style-name="T7">W Pythonie używamy and</text:span></text:p></text:list-item></text:list></office:annotation>&amp;&amp;<office:annotation-end office:name="__Annotation__189_968494873"/> ii % 5 == 0: </text:p>
      <text:p text:style-name="P9"><text:s text:c="5"/>print('Warunek spełniony')</text:p>
      <text:p text:style-name="Code"/>
      <text:p text:style-name="P9"><text:bookmark-start text:name="__DdeLink__194_968494873"/>def foo(func=bar<office:annotation office:name="__Annotation__190_968494873"><dc:creator>Jacek Bzdak</dc:creator><dc:date>2014-11-02T18:52:26.285734687</dc:date><text:list text:continue-numbering="true" text:style-name=""><text:list-item><text:p text:style-name="P32"><text:span text:style-name="T7">Brak średnika</text:span></text:p></text:list-item></text:list></office:annotation>)<office:annotation-end office:name="__Annotation__190_968494873"/></text:p>
      <text:p text:style-name="P9"><text:s text:c="3"/>for jj in range(<office:annotation office:name="__Annotation__193_968494873"><dc:creator>Jacek Bzdak</dc:creator><dc:date>2014-11-02T18:53:28.117678349</dc:date><text:list text:continue-numbering="true" text:style-name=""><text:list-item><text:p text:style-name="P32"><text:span text:style-name="T8">To jest szczególnie paskudny problem!</text:span></text:p></text:list-item><text:list-item><text:p text:style-name="P32"><text:span text:style-name="T8"/></text:p></text:list-item><text:list-item><text:p text:style-name="P32"><text:span text:style-name="T7">Jeśli w następnej linijce zapiszesz ii=0 to ii jest zmienną lokalną więc w tej linijce jest jeszcze niewidoczne!</text:span></text:p></text:list-item></text:list></office:annotation>ii<office:annotation-end office:name="__Annotation__193_968494873"/>): </text:p>
      <text:p text:style-name="P9"><text:s text:c="6"/>ii = 0</text:p>
      <text:p text:style-name="P9"><text:s text:c="6"/><office:annotation office:name="__Annotation__191_968494873"><dc:creator>Jacek Bzdak</dc:creator><dc:date>2014-11-02T18:52:45.029631298</dc:date><text:list text:continue-numbering="true" text:style-name=""><text:list-item><text:p text:style-name="P32"><text:span text:style-name="T7">Niepotrzebne wcięcie</text:span></text:p></text:list-item></text:list></office:annotation> <text:s/><office:annotation-end office:name="__Annotation__191_968494873"/>print(ii)</text:p>
      <text:p text:style-name="P9"><text:s text:c="6"/>func()</text:p>
      <text:p text:style-name="Standard"><text:bookmark-end text:name="__DdeLink__194_968494873"/></text:p>
      <text:p text:style-name="P2">Zadanie 2</text:p>
      <text:p text:style-name="P2"/>
      <text:p text:style-name="P12">Rozważając poniższy kod: </text:p>
      <text:p text:style-name="P3"/>
      <text:p text:style-name="P22">zoo=[</text:p>
      <text:p text:style-name="P9">{'imie': 'Koralgol', 'masa': 5}, {'imię': 'puchatek', 'masa': 5</text:p>
      <text:p text:style-name="P22">}]</text:p>
      <text:p text:style-name="P9"/>
      <text:p text:style-name="P22">a = (e['masa'] for e in zoo)</text:p>
      <text:p text:style-name="P22">b = [e['masa'] for e in zoo]</text:p>
      <text:p text:style-name="P9"/>
      <text:p text:style-name="P22">print(sum(a) == sum(b))</text:p>
      <text:p text:style-name="P9"/>
      <text:p text:style-name="P5">Zaznacz poprawne odpowiedzi: </text:p>
      <text:p text:style-name="P5"/>
      <text:list xml:id="list2629073474431198129" text:style-name="L9">
        <text:list-item>
          <text:p text:style-name="P16">Skrypt ten wyświetli True</text:p>
        </text:list-item>
        <text:list-item>
          <text:p text:style-name="P14">Obiekt pod zmienną a jest tożsamy z obiektem pod zmienną b</text:p>
        </text:list-item>
        <text:list-item>
          <text:p text:style-name="P14"><office:annotation office:name="__Annotation__208_968494873"><dc:creator>Jacek Bzdak</dc:creator><dc:date>2014-11-02T18:58:27.043907731</dc:date><text:list text:style-name=""><text:list-item><text:p text:style-name="P32"><text:span text:style-name="T7">Nie jest jednorazowego użytku, ale ponieważ w wykładzie był błąd uznam tą odpowiedź.</text:span></text:p></text:list-item></text:list></office:annotation>Obiekt pod zmienną b jest inny niż ten pod zmienną a --- ponieważ jest on jednorazowego użytku<office:annotation-end office:name="__Annotation__208_968494873"/></text:p>
        </text:list-item>
        <text:list-item>
          <text:p text:style-name="P17">Interpreter Pythona potrafi łatwo określić długość obiektu b</text:p>
        </text:list-item>
      </text:list>
      <text:p text:style-name="P6"/>
      <text:p text:style-name="P4">Zadanie 3</text:p>
      <text:p text:style-name="P4"/>
      <text:p text:style-name="P13">Napisz na odwrocie funkcję która liczy średnią liczb. Funkcja ta może przyjmować zarówno listę, jak i generator, czyli powinna zadziałać dla takiego wywołania: </text:p>
      <text:p text:style-name="P4"/>
      <text:p text:style-name="P21">def foo(input):</text:p>
      <text:p text:style-name="P21"><text:span text:style-name="T6"><text:s text:c="2"/>N = 0</text:span></text:p>
      <text:p text:style-name="P21"><text:s text:c="2"/><text:span text:style-name="T6">sum = 0</text:span></text:p>
      <text:p text:style-name="P21"><text:s text:c="2"/><text:span text:style-name="T6">for val in input: </text:span></text:p>
      <text:p text:style-name="P21"><text:s text:c="4"/><text:span text:style-name="T6">sum+=val</text:span></text:p>
      <text:p text:style-name="P21"><text:s text:c="4"/><text:span text:style-name="T6">N+=1</text:span></text:p>
      <text:p text:style-name="P21"><text:s text:c="2"/><text:span text:style-name="T6">return sum / N</text:span></text:p>
      <text:p text:style-name="Code"/>
      <text:p text:style-name="P21">print(foo(range(10000)))</text:p>
      <text:p text:style-name="P21"/>
      <text:p text:style-name="Text_20_body">Uwaga rozwiązanie: </text:p>
      <text:p text:style-name="P23">def foo(input):</text:p>
      <text:p text:style-name="P23"><text:tab/>return sum(input)/len(input)</text:p>
      <text:p text:style-name="P23"/>
      <text:p text:style-name="Text_20_body">nie jest poprawne, ponieważ generator nie ma zdefiniowanej długości</text:p>
      <text:p text:style-name="P4"><text:span text:style-name="T6">Zada</text:span>nie 4</text:p>
      <text:p text:style-name="P4"/>
      <text:p text:style-name="P13">Typowa implementacja zadania 3a z poprzednich zajęć wyglądała tak: </text:p>
      <text:p text:style-name="P7"/>
      <text:p text:style-name="P25">def furier(args, range,</text:p>
      <text:p text:style-name="P25"><text:s text:c="11"/>cos='cos')):</text:p>
      <text:p text:style-name="P24"><text:s text:c="3"/>result = []</text:p>
      <text:p text:style-name="P24"><text:s text:c="3"/>for val in range:</text:p>
      <text:p text:style-name="P10"><text:span text:style-name="T2"><text:s text:c="5"/></text:span><text:span text:style-name="T3">tmp = 0</text:span></text:p>
      <text:p text:style-name="P10"><text:span text:style-name="T2"><text:s text:c="5"/></text:span><text:span text:style-name="T3">for ii, arg in enumerate(args): </text:span></text:p>
      <text:p text:style-name="P26"><text:s text:c="7"/>if cos == 'cos':</text:p>
      <text:p text:style-name="P27"><text:s text:c="10"/>tmp+=arg*math.cos(</text:p>
      <text:p text:style-name="P27"><text:s text:c="13"/>ii*range*2*math.pi)</text:p>
      <text:p text:style-name="P26"><text:s text:c="6"/>else: </text:p>
      <text:p text:style-name="P27"><text:s text:c="10"/>tmp+=arg*math.sin(</text:p>
      <text:p text:style-name="P27"><text:s text:c="13"/>ii*range*2*math.pi)</text:p>
      <text:p text:style-name="P11"/>
      <text:p text:style-name="P6"><text:span text:style-name="T2">Nie winikając w poprawność tej implementacji </text:span><text:soft-page-break/><text:span text:style-name="T2">przepisz tą funkcję by działała tak samo, ale nie posiadała wewnątrz słów kluczowych if oraz else. </text:span></text:p>
      <text:p text:style-name="P6"/>
      <text:p text:style-name="P18"><text:span text:style-name="T2">Oryginalnie myślałem o takim rozwiązaniu: </text:span></text:p>
      <text:p text:style-name="P18"/>
      <text:p text:style-name="P29">def furier(args, range,</text:p>
      <text:p text:style-name="P28"><text:s text:c="11"/>cos=<text:span text:style-name="T6">math.cos</text:span>)):</text:p>
      <text:p text:style-name="P28"><text:s text:c="3"/>result = []</text:p>
      <text:p text:style-name="P29"><text:s text:c="3"/>for val in range:</text:p>
      <text:p text:style-name="P30"><text:span text:style-name="T2"><text:s text:c="5"/></text:span><text:span text:style-name="T3">tmp = 0</text:span></text:p>
      <text:p text:style-name="P30"><text:span text:style-name="T2"><text:s text:c="5"/></text:span><text:span text:style-name="T3">for ii, arg in enumerate(args): </text:span></text:p>
      <text:p text:style-name="P28"><text:s text:c="10"/>tmp+=arg*cos(</text:p>
      <text:p text:style-name="P28"><text:s text:c="13"/>ii*range*2*math.pi)</text:p>
      <text:p text:style-name="P28"/>
      <text:p text:style-name="P19">Ktoś zaproponował takie: </text:p>
      <text:p text:style-name="Code">func_dict = {'cos': math.cos, 'sin': math.sin}</text:p>
      <text:p text:style-name="Code"/>
      <text:p text:style-name="P29">def furier(args, range,</text:p>
      <text:p text:style-name="P29"><text:s text:c="11"/>cos='cos')):</text:p>
      <text:p text:style-name="P29"><text:s text:c="3"/>result = []</text:p>
      <text:p text:style-name="P29"><text:s text:c="3"/>for val in range:</text:p>
      <text:p text:style-name="P30"><text:span text:style-name="T2"><text:s text:c="5"/></text:span><text:span text:style-name="T3">tmp = 0</text:span></text:p>
      <text:p text:style-name="P30"><text:span text:style-name="T2"><text:s text:c="5"/></text:span><text:span text:style-name="T3">for ii, arg in enumerate(args): </text:span></text:p>
      <text:p text:style-name="P28"><text:s text:c="7"/>tmp+=arg*<text:span text:style-name="T6">func_dict[cos]</text:span>(</text:p>
      <text:p text:style-name="P28"><text:s text:c="13"/>ii*range*2*math.pi)</text:p>
      <text:p text:style-name="P31"/>
      <text:p text:style-name="P19">Generalnie: sprawdzałem czy pamiętacie że można użyć funkcji jako obiekt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4-11-02T19:42:44.026680263</dc:date>
    <dc:creator>Jacek Bzdak</dc:creator>
    <meta:editing-duration>PT33M5S</meta:editing-duration>
    <meta:editing-cycles>3</meta:editing-cycles>
    <meta:generator>LibreOffice/4.3.3.1.0$Linux_X86_64 LibreOffice_project/430m0$Build-1</meta:generator>
    <meta:printed-by>Jacek Bzdak</meta:printed-by>
    <meta:print-date>2014-10-22T21:44:20.888711952</meta:print-date>
    <meta:document-statistic meta:table-count="0" meta:image-count="0" meta:object-count="0" meta:page-count="2" meta:paragraph-count="76" meta:word-count="311" meta:character-count="2269" meta:non-whitespace-character-count="1739"/>
  </office:meta>
</office:document-meta>
</file>